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Open Sans" svg:font-family="'Open Sans', sans-serif"/>
    <style:font-face style:name="Verdana1" svg:font-family="Verdana, Arial, sans-serif"/>
    <style:font-face style:name="Verdana" svg:font-family="Verdana,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margin-left="0in" fo:margin-right="0in" fo:margin-top="0in" fo:margin-bottom="0.1043in" loext:contextual-spacing="false" fo:orphans="2" fo:widows="2" fo:text-indent="0in" style:auto-text-indent="false" fo:padding="0in" fo:border="none"/>
      <style:text-properties fo:font-variant="normal" fo:text-transform="none" fo:color="#424242" style:font-name="Verdana1" fo:font-size="18pt" fo:letter-spacing="normal" fo:font-style="normal" fo:font-weight="normal" style:font-size-asian="18pt" style:font-size-complex="18pt"/>
    </style:style>
    <style:style style:name="P2" style:family="paragraph" style:parent-style-name="Standard">
      <style:paragraph-properties fo:text-align="start" style:justify-single-word="false"/>
      <style:text-properties fo:font-size="18pt" fo:font-weight="normal" officeooo:rsid="0001ff40" officeooo:paragraph-rsid="0001ff40"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18pt" fo:font-weight="normal" officeooo:rsid="0005b8ab" officeooo:paragraph-rsid="0005b8ab"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06aecf" officeooo:paragraph-rsid="0006aecf" style:font-size-asian="15.75pt" style:font-weight-asian="normal" style:font-size-complex="18pt" style:font-weight-complex="normal"/>
    </style:style>
    <style:style style:name="P5" style:family="paragraph" style:parent-style-name="Standard">
      <style:paragraph-properties fo:text-align="center" style:justify-single-word="false"/>
      <style:text-properties fo:font-size="18pt" fo:font-weight="normal" officeooo:rsid="0006aecf" officeooo:paragraph-rsid="0006aecf" style:font-size-asian="18pt" style:font-weight-asian="normal" style:font-size-complex="18pt" style:font-weight-complex="normal"/>
    </style:style>
    <style:style style:name="P6" style:family="paragraph" style:parent-style-name="Standard">
      <style:paragraph-properties fo:text-align="center" style:justify-single-word="false"/>
      <style:text-properties fo:font-size="18pt" fo:font-weight="normal" officeooo:rsid="0007a00c" officeooo:paragraph-rsid="0007a00c"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7a00c" officeooo:paragraph-rsid="0007a00c"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6aecf" officeooo:paragraph-rsid="0006aecf" style:font-size-asian="15.75pt" style:font-weight-asian="bold" style:font-size-complex="18pt" style:font-weight-complex="bold"/>
    </style:style>
    <style:style style:name="P9" style:family="paragraph" style:parent-style-name="Standard">
      <style:paragraph-properties fo:text-align="start" style:justify-single-word="false"/>
      <style:text-properties fo:font-size="18pt" style:text-underline-style="solid" style:text-underline-width="auto" style:text-underline-color="font-color" fo:font-weight="bold" officeooo:rsid="0006aecf" officeooo:paragraph-rsid="0006aecf" style:font-size-asian="15.75pt" style:font-weight-asian="bold" style:font-size-complex="18pt" style:font-weight-complex="bold"/>
    </style:style>
    <style:style style:name="P1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5b8ab" officeooo:paragraph-rsid="0005b8ab" style:font-size-asian="15.75pt" style:font-weight-asian="bold" style:font-size-complex="18pt" style:font-weight-complex="bold"/>
    </style:style>
    <style:style style:name="P11" style:family="paragraph" style:parent-style-name="Standard">
      <style:paragraph-properties fo:text-align="center" style:justify-single-word="false"/>
      <style:text-properties fo:font-size="22pt" fo:font-weight="bold" officeooo:rsid="0001ff40" officeooo:paragraph-rsid="0001ff40" style:font-size-asian="19.25pt" style:font-weight-asian="bold" style:font-size-complex="22pt" style:font-weight-complex="bold"/>
    </style:style>
    <style:style style:name="P12" style:family="paragraph" style:parent-style-name="Standard">
      <style:paragraph-properties fo:text-align="start" style:justify-single-word="false"/>
      <style:text-properties officeooo:paragraph-rsid="0006aecf"/>
    </style:style>
    <style:style style:name="P13" style:family="paragraph" style:parent-style-name="Standard">
      <style:paragraph-properties fo:text-align="start" style:justify-single-word="false"/>
      <style:text-properties fo:font-size="20pt" fo:font-weight="normal" officeooo:rsid="0007a00c" officeooo:paragraph-rsid="0007a00c" style:font-size-asian="20pt" style:font-weight-asian="normal" style:font-size-complex="20pt" style:font-weight-complex="normal"/>
    </style:style>
    <style:style style:name="P14" style:family="paragraph" style:parent-style-name="Text_20_body">
      <style:paragraph-properties fo:text-align="center" style:justify-single-word="false"/>
      <style:text-properties fo:font-variant="normal" fo:text-transform="none" fo:color="#424242" style:font-name="Verdana" fo:font-size="18pt" fo:letter-spacing="normal" fo:font-style="normal" fo:font-weight="normal" officeooo:rsid="0006aecf" officeooo:paragraph-rsid="0006aecf" style:font-size-asian="18pt" style:font-weight-asian="normal" style:font-size-complex="18pt" style:font-weight-complex="normal"/>
    </style:style>
    <style:style style:name="P15" style:family="paragraph" style:parent-style-name="Text_20_body">
      <style:paragraph-properties fo:text-align="start" style:justify-single-word="false"/>
      <style:text-properties fo:font-variant="normal" fo:text-transform="none" fo:color="#222222" style:font-name="arial" fo:font-size="20pt" fo:letter-spacing="normal" fo:font-style="normal" fo:font-weight="normal" officeooo:rsid="0007a00c" officeooo:paragraph-rsid="0007a00c" style:font-size-asian="20pt" style:font-weight-asian="normal" style:font-size-complex="20pt" style:font-weight-complex="normal"/>
    </style:style>
    <style:style style:name="P16" style:family="paragraph" style:parent-style-name="Text_20_body">
      <style:paragraph-properties fo:margin-left="0in" fo:margin-right="0in" fo:margin-top="0in" fo:margin-bottom="0.1563in" loext:contextual-spacing="false" fo:orphans="2" fo:widows="2" fo:text-indent="0in" style:auto-text-indent="false" fo:padding="0in" fo:border="none"/>
      <style:text-properties fo:font-variant="normal" fo:text-transform="none" fo:color="#424242" style:font-name="Verdana" fo:font-size="18pt" fo:letter-spacing="normal" fo:font-style="normal" fo:font-weight="normal" style:font-size-asian="18pt" style:font-size-complex="18pt"/>
    </style:style>
    <style:style style:name="P17" style:family="paragraph" style:parent-style-name="Text_20_body">
      <style:paragraph-properties fo:margin-left="0in" fo:margin-right="0in" fo:margin-top="0in" fo:margin-bottom="0.1563in" loext:contextual-spacing="false" fo:orphans="2" fo:widows="2" fo:text-indent="0in" style:auto-text-indent="false" fo:padding="0in" fo:border="none"/>
    </style:style>
    <style:style style:name="P18" style:family="paragraph" style:parent-style-name="Text_20_body" style:list-style-name="L1">
      <style:paragraph-properties fo:margin-left="0in" fo:margin-right="0in" fo:margin-top="0in" fo:margin-bottom="0.052in" loext:contextual-spacing="false" fo:orphans="2" fo:widows="2" fo:text-indent="0in" style:auto-text-indent="false" fo:padding="0in" fo:border="none"/>
      <style:text-properties fo:font-variant="normal" fo:text-transform="none" fo:color="#424242" style:font-name="Verdana" fo:font-size="18pt" fo:letter-spacing="normal" fo:font-style="normal" fo:font-weight="normal" style:font-size-asian="18pt" style:font-size-complex="18pt"/>
    </style:style>
    <style:style style:name="P19" style:family="paragraph" style:parent-style-name="Text_20_body" style:list-style-name="L2">
      <style:paragraph-properties fo:margin-left="0in" fo:margin-right="0in" fo:margin-top="0in" fo:margin-bottom="0.052in" loext:contextual-spacing="false" fo:orphans="2" fo:widows="2" fo:text-indent="0in" style:auto-text-indent="false" fo:padding="0in" fo:border="none"/>
      <style:text-properties fo:font-variant="normal" fo:text-transform="none" fo:color="#424242" style:font-name="Verdana" fo:font-size="18pt" fo:letter-spacing="normal" fo:font-style="normal" fo:font-weight="normal" style:font-size-asian="18pt" style:font-size-complex="18pt"/>
    </style:style>
    <style:style style:name="P20" style:family="paragraph" style:parent-style-name="Text_20_body" style:list-style-name="L3">
      <style:paragraph-properties fo:margin-left="0in" fo:margin-right="0in" fo:margin-top="0in" fo:margin-bottom="0.0417in" loext:contextual-spacing="false" fo:text-align="start" style:justify-single-word="false" fo:orphans="2" fo:widows="2" fo:text-indent="0in" style:auto-text-indent="false" fo:padding="0in" fo:border="none"/>
      <style:text-properties fo:font-variant="normal" fo:text-transform="none" fo:color="#222222" style:font-name="arial" fo:font-size="20pt" fo:letter-spacing="normal" fo:font-style="normal" fo:font-weight="normal" style:font-size-asian="20pt" style:font-size-complex="20pt"/>
    </style:style>
    <style:style style:name="T1" style:family="text">
      <style:text-properties officeooo:rsid="00037c20"/>
    </style:style>
    <style:style style:name="T2" style:family="text">
      <style:text-properties fo:font-variant="normal" fo:text-transform="none" fo:color="#000000" style:font-name="Open Sans" fo:font-size="9.75pt" fo:letter-spacing="normal" fo:font-style="normal" fo:font-weight="normal"/>
    </style:style>
    <style:style style:name="T3" style:family="text">
      <style:text-properties fo:font-variant="normal" fo:text-transform="none" fo:color="#000000" style:font-name="Open Sans" fo:font-size="18pt" fo:letter-spacing="normal" fo:font-style="normal" fo:font-weight="normal" style:font-size-asian="18pt" style:font-size-complex="18pt"/>
    </style:style>
    <style:style style:name="T4" style:family="text">
      <style:text-properties fo:font-variant="normal" fo:text-transform="none" fo:color="#424242" style:font-name="Verdana" fo:font-size="9.75pt" fo:letter-spacing="normal" fo:font-style="normal" fo:font-weight="normal"/>
    </style:style>
    <style:style style:name="T5" style:family="text">
      <style:text-properties fo:font-variant="normal" fo:text-transform="none" fo:color="#424242" style:font-name="Verdana" fo:letter-spacing="normal" fo:font-style="normal" fo:font-weight="normal"/>
    </style:style>
    <style:style style:name="T6" style:family="text">
      <style:text-properties fo:font-variant="normal" fo:text-transform="none" fo:color="#424242" style:font-name="Verdana" fo:font-size="18pt" fo:letter-spacing="normal" fo:font-style="normal" fo:font-weight="normal" style:font-size-asian="18pt" style:font-size-complex="18pt"/>
    </style:style>
    <style:style style:name="T7" style:family="text">
      <style:text-properties fo:font-size="18pt" fo:font-weight="normal" officeooo:rsid="0006aecf" style:font-size-asian="15.75pt" style:font-weight-asian="normal" style:font-size-complex="18pt" style:font-weight-complex="normal"/>
    </style:style>
    <style:style style:name="T8" style:family="text">
      <style:text-properties fo:font-size="18pt" style:font-size-asian="18pt" style:font-size-complex="18pt"/>
    </style:style>
    <text:list-style style:name="L1">
      <text:list-level-style-bullet text:level="1" text:style-name="Bullet_20_Symbols" style:num-suffix="." text:bullet-char="">
        <style:list-level-properties text:space-before="0.145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45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troduction:</text:p>
      <text:p text:style-name="P11"/>
      <text:p text:style-name="P2">Aoa,My name is Wahaj Tahir and I’m 19 years Old, And currently I’m doing my bachelors in SE form Fast-Nuce.<text:span text:style-name="T1">and i’m in my second semester,if you ask from me my favourite subject in this semester so far I guess communication and presentation skills lab who is held by our belove and respected teacher Mr.Mehadi.So,this was my little bit of introduction.Today we will talk on some personality groming topics like living in soceity.</text:span></text:p>
      <text:p text:style-name="P3">1) Your Dressing sense</text:p>
      <text:p text:style-name="P3">2)ethics</text:p>
      <text:p text:style-name="P3">3)rules for different occations(specially for interview)</text:p>
      <text:p text:style-name="P3"/>
      <text:p text:style-name="P3"/>
      <text:p text:style-name="P10">1)Your dressing sense:</text:p>
      <text:p text:style-name="P3"/>
      <text:p text:style-name="P12"><text:span text:style-name="T7">Dressing plays a very important role in your life,because the way you dress will define your confidence level,it enhance your personality. And it makes up strong impression in the mind of person with whom <text:s/>you are talking to or with whom you are hanging around.basically you have high self-esteem.someone said that”A person is know by his dress <text:s/>and address”.</text:span><text:span text:style-name="T3">Always remember whatever you wear should reflect the real you.</text:span><text:span text:style-name="T8"> </text:span></text:p>
      <text:p text:style-name="P4"/>
      <text:p text:style-name="P8">2) Ethics:</text:p>
      <text:p text:style-name="P9"/>
      <text:p text:style-name="P14">At its simplest, ethics is a system of moral principles. They affect how people make decisions and lead their lives.</text:p>
      <text:p text:style-name="P16"><text:soft-page-break/>Ethics is concerned with what is good for individuals and society and is also described as moral philosophy.</text:p>
      <text:p text:style-name="P17"><text:span text:style-name="T6">The term is derived from the Greek word </text:span><text:span text:style-name="Emphasis"><text:span text:style-name="T6">ethos</text:span></text:span><text:span text:style-name="T6"> which can mean custom, habit, character or disposition.</text:span></text:p>
      <text:p text:style-name="P16">Ethics covers the following dilemmas:</text:p>
      <text:list xml:id="list2726747566" text:style-name="L1">
        <text:list-item>
          <text:p text:style-name="P18">how to live a good life</text:p>
        </text:list-item>
        <text:list-item>
          <text:p text:style-name="P18">our rights and responsibilities</text:p>
        </text:list-item>
        <text:list-item>
          <text:p text:style-name="P18">the language of right and wrong</text:p>
        </text:list-item>
        <text:list-item>
          <text:p text:style-name="P18">moral decisions - what is good and bad?</text:p>
        </text:list-item>
      </text:list>
      <text:p text:style-name="P16">Our concepts of ethics have been derived from religions, philosophies and cultures. They infuse debates on topics like abortion, human rights and professional conduct.</text:p>
      <text:h text:style-name="P1" text:outline-level="3">Approaches to ethics</text:h>
      <text:p text:style-name="P16">Philosophers nowadays tend to divide ethical theories into three areas: metaethics, normative ethics and applied ethics.</text:p>
      <text:list xml:id="list2587156231" text:style-name="L2">
        <text:list-item>
          <text:p text:style-name="P19">Meta-ethics deals with the nature of moral judgement. It looks at the origins and meaning of ethical principles.</text:p>
        </text:list-item>
        <text:list-item>
          <text:p text:style-name="P19">Normative ethics is concerned with the content of moral judgements and the criteria for what is right or wrong.</text:p>
        </text:list-item>
        <text:list-item>
          <text:p text:style-name="P19"><text:soft-page-break/>Applied ethics looks at controversial topics like war, animal rights and capital punishme</text:p>
        </text:list-item>
      </text:list>
      <text:p text:style-name="P5"/>
      <text:p text:style-name="P7">3)special occations like(interview)</text:p>
      <text:p text:style-name="P6"/>
      <text:p text:style-name="P15">Read Your Resume: Yes, right! ...</text:p>
      <text:list xml:id="list956493025" text:style-name="L3">
        <text:list-item>
          <text:p text:style-name="P20">Do Not Fake Your Self-Advertisement: ...</text:p>
        </text:list-item>
        <text:list-item>
          <text:p text:style-name="P20">Dress aptly: ...</text:p>
        </text:list-item>
        <text:list-item>
          <text:p text:style-name="P20">Reach on Time: ...</text:p>
        </text:list-item>
        <text:list-item>
          <text:p text:style-name="P20">Mannerism and Politeness: ...</text:p>
        </text:list-item>
        <text:list-item>
          <text:p text:style-name="P20">Don't try to crack a joke: ...</text:p>
        </text:list-item>
        <text:list-item>
          <text:p text:style-name="P20">Be attentive towards your body language: ...</text:p>
        </text:list-item>
        <text:list-item>
          <text:p text:style-name="P20">Ask Genuine questions:</text:p>
        </text:list-item>
      </text:list>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Open Sans" svg:font-family="'Open Sans', sans-serif"/>
    <style:font-face style:name="Verdana1" svg:font-family="Verdana, Arial, sans-serif"/>
    <style:font-face style:name="Verdana" svg:font-family="Verdana,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0-06-18T22:33:42.753000000</dc:date>
    <meta:editing-duration>PT5M19S</meta:editing-duration>
    <meta:editing-cycles>1</meta:editing-cycles>
    <meta:document-statistic meta:table-count="0" meta:image-count="0" meta:object-count="0" meta:page-count="3" meta:paragraph-count="31" meta:word-count="391" meta:character-count="2367" meta:non-whitespace-character-count="2018"/>
  </office:meta>
</office:document-meta>
</file>